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fetuarVenda(cpf, idVeiculo, data);</text:p>
      <text:p text:style-name="Standard">efetuarTestdrive(cpf, idVeiculo, dat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0:13:57</meta:creation-date>
    <dc:date>2015-05-04T20:17:24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74" meta:non-whitespace-character-count="70"/>
    <meta:generator>LibreOffice/3.5$Linux_X86_64 LibreOffice_project/350m1$Build-2</meta:generator>
  </office:meta>
</office:document-meta>
</file>